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3.74pt solid #000000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0.51pt solid #000000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1.5pt dotted #000000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212cm" loext:border="0.74pt dotted #000000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676a6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008000" loext:opacity="100%"/>
    </style:style>
    <style:style style:name="T7" style:family="text">
      <style:text-properties officeooo:rsid="00167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cho del borde CSS</text:h>
      <text:p text:style-name="P4"><text:span text:style-name="T1"/></text:p>
      <text:p text:style-name="Horizontal_20_Line"/>
      <text:h text:style-name="P2" text:outline-level="2">Ancho del borde CSS</text:h>
      <text:p text:style-name="P5">La propiedad <text:span text:style-name="Source_20_Text"><text:span text:style-name="T2">border-width </text:span></text:span>especifica el ancho de los cuatro bordes.</text:p>
      <text:p text:style-name="P5">El ancho se puede establecer como un tamaño específico (en px, pt, cm, em, etc.) o utilizando uno de los tres valores predefinidos: fino, medio o grueso:</text:p>
      <text:h text:style-name="P3" text:outline-level="3">Ejemplo</text:h>
      <text:p text:style-name="P6">Demostración de los diferentes anchos de borde:</text:p>
      <text:p text:style-name="P8">p.on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width</text:span><text:span text:style-name="T3">:</text:span><text:span text:style-name="T5"> 5px</text:span><text:span text:style-name="T3">;</text:span><text:span text:style-name="T4"><text:line-break/></text:span><text:span text:style-name="T3">}</text:span><text:line-break/><text:line-break/>p.two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 border-width</text:span><text:span text:style-name="T3">:</text:span><text:span text:style-name="T5"> medium</text:span><text:span text:style-name="T3">;</text:span><text:span text:style-name="T4"><text:line-break/></text:span><text:span text:style-name="T3">}</text:span><text:line-break/><text:line-break/>p.three <text:span text:style-name="T3">{</text:span><text:span text:style-name="T4"><text:line-break/>  border-style</text:span><text:span text:style-name="T3">:</text:span><text:span text:style-name="T5"> dotted</text:span><text:span text:style-name="T3">;</text:span><text:span text:style-name="T4"><text:line-break/>  border-width</text:span><text:span text:style-name="T3">:</text:span><text:span text:style-name="T5"> 2px</text:span><text:span text:style-name="T3">;</text:span><text:span text:style-name="T4"><text:line-break/></text:span><text:span text:style-name="T3">}</text:span><text:line-break/><text:line-break/>p.four <text:span text:style-name="T3">{</text:span><text:span text:style-name="T4"><text:line-break/>  border-style</text:span><text:span text:style-name="T3">:</text:span><text:span text:style-name="T5"> dotted</text:span><text:span text:style-name="T3">;</text:span><text:span text:style-name="T4"><text:line-break/>  border-width</text:span><text:span text:style-name="T3">:</text:span><text:span text:style-name="T5"> thick</text:span><text:span text:style-name="T3">;</text:span><text:span text:style-name="T4"><text:line-break/></text:span><text:span text:style-name="T3">}</text:span></text:p>
      <text:p text:style-name="P6">Resultado:</text:p>
      <text:p text:style-name="P9">5px border-width</text:p>
      <text:p text:style-name="P10">medium border-width</text:p>
      <text:p text:style-name="P11">2px border-width</text:p>
      <text:p text:style-name="P12">thick border-width</text:p>
      <text:p text:style-name="P4"><text:span text:style-name="T2"><text:s/></text:span></text:p>
      <text:p text:style-name="Horizontal_20_Line"><text:soft-page-break/></text:p>
      <text:h text:style-name="P2" text:outline-level="2">Anchos laterales específicos</text:h>
      <text:p text:style-name="P5">La propiedad <text:span text:style-name="Source_20_Text"><text:span text:style-name="T2">border-width </text:span></text:span>puede tener de uno a cuatro valores (para el borde superior, el borde derecho, el borde inferior y el borde izquierdo):</text:p>
      <text:h text:style-name="P3" text:outline-level="3">Ejemplo</text:h>
      <text:p text:style-name="P7">p.on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width</text:span><text:span text:style-name="T3">:</text:span><text:span text:style-name="T5"> 5px 20px</text:span><text:span text:style-name="T3">;</text:span><text:span text:style-name="T4"> </text:span><text:span text:style-name="T6">/* 5px top and bottom, 20px on the sides */</text:span><text:span text:style-name="T4"><text:line-break/></text:span><text:span text:style-name="T3">}</text:span><text:line-break/><text:line-break/>p.two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width</text:span><text:span text:style-name="T3">:</text:span><text:span text:style-name="T5"> 20px 5px</text:span><text:span text:style-name="T3">;</text:span><text:span text:style-name="T4"> </text:span><text:span text:style-name="T6">/* 20px top and bottom, 5px on the sides */</text:span><text:span text:style-name="T4"><text:line-break/></text:span><text:span text:style-name="T3">}</text:span><text:line-break/><text:line-break/>p.thre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width</text:span><text:span text:style-name="T3">:</text:span><text:span text:style-name="T5"> 25px 10px 4px 35px</text:span><text:span text:style-name="T3">;</text:span><text:span text:style-name="T4"> </text:span><text:span text:style-name="T6">/* 25px top, 10px right, 4px bottom and 35px left */</text:span><text:span text:style-name="T4"><text:line-break/></text:span><text:span text:style-name="T3">}</text:span></text:p>
      <text:p text:style-name="P4"><text:span text:style-name="T2"><text:s/></text:span></text:p>
      <text:p text:style-name="P13"><text:span text:style-name="T7">Ejemplo completo:</text:span></text:p>
      <text:p text:style-name="P13">&lt;!DOCTYPE html&gt;</text:p>
      <text:p text:style-name="P13">&lt;html&gt;</text:p>
      <text:p text:style-name="P13">&lt;head&gt;</text:p>
      <text:p text:style-name="P13">&lt;style&gt;</text:p>
      <text:p text:style-name="P13">p.one {</text:p>
      <text:p text:style-name="P13"><text:s text:c="2"/>border-style: solid;</text:p>
      <text:p text:style-name="P13"><text:s text:c="2"/>border-width: 5px 20px; /* 5px top and bottom, 20px on the sides */</text:p>
      <text:p text:style-name="P13">}</text:p>
      <text:p text:style-name="P13"/>
      <text:p text:style-name="P13">p.two {</text:p>
      <text:p text:style-name="P13"><text:s text:c="2"/>border-style: solid;</text:p>
      <text:p text:style-name="P13"><text:s text:c="2"/>border-width: 20px 5px; /* 20px top and bottom, 5px on the sides */</text:p>
      <text:p text:style-name="P13">}</text:p>
      <text:p text:style-name="P13"/>
      <text:p text:style-name="P13">p.three {</text:p>
      <text:p text:style-name="P13"><text:s text:c="2"/>border-style: solid;</text:p>
      <text:p text:style-name="P13"><text:s text:c="2"/>border-width: 25px 10px 4px 35px; /* 25px top, 10px right, 4px bottom and 35px left */</text:p>
      <text:p text:style-name="P13">}</text:p>
      <text:p text:style-name="P13">&lt;/style&gt;</text:p>
      <text:p text:style-name="P13">&lt;/head&gt;</text:p>
      <text:p text:style-name="P13">&lt;body&gt;</text:p>
      <text:p text:style-name="P13"/>
      <text:p text:style-name="P13"><text:soft-page-break/>&lt;h2&gt;The border-width Property&lt;/h2&gt;</text:p>
      <text:p text:style-name="P13">&lt;p&gt;The border-width property can have from one to four values (for the top border, right border, bottom border, and the left border):&lt;/p&gt;</text:p>
      <text:p text:style-name="P13"/>
      <text:p text:style-name="P13">&lt;p class="one"&gt;Some text.&lt;/p&gt;</text:p>
      <text:p text:style-name="P13">&lt;p class="two"&gt;Some text.&lt;/p&gt;</text:p>
      <text:p text:style-name="P13">&lt;p class="three"&gt;Some text.&lt;/p&gt;</text:p>
      <text:p text:style-name="P13"/>
      <text:p text:style-name="P13">&lt;/body&gt;</text:p>
      <text:p text:style-name="P13">&lt;/html&gt;</text:p>
      <text:p text:style-name="P13"/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45:37.750000000</meta:creation-date>
    <dc:date>2024-03-01T16:47:35.901000000</dc:date>
    <meta:editing-duration>PT1M58S</meta:editing-duration>
    <meta:editing-cycles>1</meta:editing-cycles>
    <meta:document-statistic meta:table-count="0" meta:image-count="0" meta:object-count="0" meta:page-count="3" meta:paragraph-count="46" meta:word-count="278" meta:character-count="1797" meta:non-whitespace-character-count="1514"/>
    <meta:generator>LibreOffice/7.6.0.3$Windows_X86_64 LibreOffice_project/69edd8b8ebc41d00b4de3915dc82f8f0fc3b6265</meta:generator>
  </office:meta>
</office:document-meta>
</file>